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00100000001A4EB736A.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Roboto" svg:font-family="Roboto, RobotoDraft, Helvetica, Arial,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5.589cm" table:align="left" style:writing-mode="lr-tb"/>
    </style:style>
    <style:style style:name="Tabla1.A" style:family="table-column">
      <style:table-column-properties style:column-width="8.528cm"/>
    </style:style>
    <style:style style:name="Tabla1.B" style:family="table-column">
      <style:table-column-properties style:column-width="4.669cm"/>
    </style:style>
    <style:style style:name="Tabla1.C" style:family="table-column">
      <style:table-column-properties style:column-width="0.093cm"/>
    </style:style>
    <style:style style:name="Tabla1.D" style:family="table-column">
      <style:table-column-properties style:column-width="2.298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2" style:family="table">
      <style:table-properties style:width="8.528cm" table:align="left" style:writing-mode="lr-tb"/>
    </style:style>
    <style:style style:name="Tabla2.A" style:family="table-column">
      <style:table-column-properties style:column-width="8.528cm"/>
    </style:style>
    <style:style style:name="Tabla2.A1" style:family="table-cell">
      <style:table-cell-properties style:vertical-align="middle"/>
    </style:style>
    <style:style style:name="Tabla3" style:family="table">
      <style:table-properties style:width="2.164cm" table:align="left" style:writing-mode="lr-tb"/>
    </style:style>
    <style:style style:name="Tabla3.A" style:family="table-column">
      <style:table-column-properties style:column-width="2.164cm"/>
    </style:style>
    <style:style style:name="Tabla3.A1" style:family="table-cell">
      <style:table-cell-properties style:vertical-align="middle"/>
    </style:style>
    <style:style style:name="Tabla4" style:family="table">
      <style:table-properties style:width="10.832cm" table:align="left" style:writing-mode="lr-tb"/>
    </style:style>
    <style:style style:name="Tabla4.A" style:family="table-column">
      <style:table-column-properties style:column-width="2.947cm"/>
    </style:style>
    <style:style style:name="Tabla4.B" style:family="table-column">
      <style:table-column-properties style:column-width="4.436cm"/>
    </style:style>
    <style:style style:name="Tabla4.C" style:family="table-column">
      <style:table-column-properties style:column-width="0.093cm"/>
    </style:style>
    <style:style style:name="Tabla4.D" style:family="table-column">
      <style:table-column-properties style:column-width="3.355cm"/>
    </style:style>
    <style:style style:name="Tabla4.A1" style:family="table-cell">
      <style:table-cell-properties style:vertical-align="middle" fo:padding="0cm" fo:border="none"/>
    </style:style>
    <style:style style:name="Tabla4.B1" style:family="table-cell">
      <style:table-cell-properties style:vertical-align="middle"/>
    </style:style>
    <style:style style:name="Tabla5" style:family="table">
      <style:table-properties style:width="2.868cm" table:align="left" style:writing-mode="lr-tb"/>
    </style:style>
    <style:style style:name="Tabla5.A" style:family="table-column">
      <style:table-column-properties style:column-width="2.868cm"/>
    </style:style>
    <style:style style:name="Tabla5.A1" style:family="table-cell">
      <style:table-cell-properties style:vertical-align="middle"/>
    </style:style>
    <style:style style:name="Tabla6" style:family="table">
      <style:table-properties style:width="3.223cm" table:align="left" style:writing-mode="lr-tb"/>
    </style:style>
    <style:style style:name="Tabla6.A" style:family="table-column">
      <style:table-column-properties style:column-width="3.223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variant="normal" fo:text-transform="none" fo:color="#242729" style:font-name="inherit" fo:font-size="9.75pt" fo:letter-spacing="normal" fo:font-style="normal" fo:font-weight="normal" style:font-size-asian="8pt" style:font-size-complex="8pt"/>
    </style:style>
    <style:style style:name="P3" style:family="paragraph" style:parent-style-name="Standard">
      <style:paragraph-properties fo:text-align="start" style:justify-single-word="false"/>
      <style:text-properties fo:font-variant="normal" fo:text-transform="none" fo:color="#222222" style:font-name="Arial1" fo:font-size="12pt" fo:letter-spacing="normal" fo:font-style="normal" fo:font-weight="normal" style:font-size-asian="8pt" style:font-size-complex="8pt"/>
    </style:style>
    <style:style style:name="P4" style:family="paragraph" style:parent-style-name="Standard">
      <style:paragraph-properties fo:text-align="start" style:justify-single-word="false"/>
      <style:text-properties style:font-name="Courier New1" fo:font-size="8pt" style:font-size-asian="8pt" style:font-size-complex="8pt"/>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fo:font-variant="normal" fo:text-transform="none" fo:color="#1155cc" style:font-name="Arial1" fo:font-size="12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9" style:family="paragraph" style:parent-style-name="Text_20_body">
      <style:paragraph-properties loext:contextual-spacing="false" fo:margin-left="0cm" fo:margin-right="0cm" fo:margin-top="0cm" fo:margin-bottom="0cm" fo:line-height="130%" fo:text-align="start" style:justify-single-word="false" fo:orphans="2" fo:widows="2" fo:text-indent="0cm" style:auto-text-indent="false" fo:padding="0cm" fo:border="none"/>
    </style:style>
    <style:style style:name="P10" style:family="paragraph" style:parent-style-name="Text_20_body">
      <style:paragraph-properties loext:contextual-spacing="false"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1" style:family="paragraph" style:parent-style-name="Preformatted_20_Text">
      <style:paragraph-properties loext:contextual-spacing="false" fo:margin-left="0cm" fo:margin-right="0cm" fo:margin-top="0cm" fo:margin-bottom="0cm" fo:text-align="start" style:justify-single-word="false" fo:orphans="2" fo:widows="2" fo:text-indent="0cm" style:auto-text-indent="false" fo:background-color="#eff0f1" fo:padding="0cm" fo:border="none">
        <style:background-image/>
      </style:paragraph-properties>
    </style:style>
    <style:style style:name="P12" style:family="paragraph" style:parent-style-name="Preformatted_20_Text">
      <style:paragraph-properties loext:contextual-spacing="false" fo:margin-left="0cm" fo:margin-right="0cm" fo:margin-top="0cm" fo:margin-bottom="0cm" fo:line-height="130%" fo:text-align="start" style:justify-single-word="false" fo:orphans="2" fo:widows="2" fo:text-indent="0cm" style:auto-text-indent="false" fo:background-color="#eff0f1" fo:padding="0cm" fo:border="none">
        <style:background-image/>
      </style:paragraph-properties>
    </style:style>
    <style:style style:name="P13"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style:font-name="Courier New1" fo:font-size="8pt" fo:letter-spacing="normal" fo:font-style="normal" fo:font-weight="normal" style:font-size-asian="8pt" style:font-size-complex="8pt"/>
    </style:style>
    <style:style style:name="P15" style:family="paragraph" style:parent-style-name="Standard">
      <style:paragraph-properties loext:contextual-spacing="false" fo:margin-left="0cm" fo:margin-right="0cm" fo:margin-top="0cm" fo:margin-bottom="0cm" fo:orphans="2" fo:widows="2" fo:text-indent="0cm" style:auto-text-indent="false"/>
    </style:style>
    <style:style style:name="P16" style:family="paragraph" style:parent-style-name="Table_20_Contents">
      <style:paragraph-properties loext:contextual-spacing="false" fo:margin-left="0cm" fo:margin-right="0cm" fo:margin-top="0cm" fo:margin-bottom="0cm" fo:text-align="end" style:justify-single-word="false" fo:text-indent="0cm" style:auto-text-indent="false"/>
      <style:text-properties fo:color="#222222" style:font-name="Roboto"/>
    </style:style>
    <style:style style:name="P17" style:family="paragraph" style:parent-style-name="Table_20_Contents">
      <style:paragraph-properties loext:contextual-spacing="false" fo:margin-left="0cm" fo:margin-right="0cm" fo:margin-top="0cm" fo:margin-bottom="0cm" style:line-height-at-least="0.476cm" fo:text-align="center" style:justify-single-word="false" fo:text-indent="0cm" style:auto-text-indent="false"/>
      <style:text-properties fo:color="#444444" fo:font-size="2pt" style:font-size-asian="2pt" style:font-size-complex="2pt"/>
    </style:style>
    <style:style style:name="P18" style:family="paragraph" style:parent-style-name="Table_20_Contents">
      <style:paragraph-properties loext:contextual-spacing="false" fo:margin-left="0cm" fo:margin-right="0cm" fo:margin-top="0cm" fo:margin-bottom="0cm" style:line-height-at-least="0.529cm" fo:text-indent="0cm" style:auto-text-indent="false" style:writing-mode="lr-tb"/>
      <style:text-properties fo:color="#5f6368" style:font-name="Roboto"/>
    </style:style>
    <style:style style:name="P19" style:family="paragraph" style:parent-style-name="Quotations">
      <style:paragraph-properties loext:contextual-spacing="false" fo:margin-left="0cm" fo:margin-right="0cm" fo:margin-top="0cm" fo:margin-bottom="0cm" fo:text-indent="0cm" style:auto-text-indent="false" fo:padding-left="0.049cm" fo:padding-right="0cm" fo:padding-top="0cm" fo:padding-bottom="0cm" fo:border-left="0.002cm solid #cccccc" fo:border-right="none" fo:border-top="none" fo:border-bottom="none" style:writing-mode="lr-tb"/>
    </style:style>
    <style:style style:name="P20" style:family="paragraph" style:parent-style-name="Preformatted_20_Text">
      <style:paragraph-properties fo:margin-left="0cm" fo:margin-right="0cm" fo:text-align="start" style:justify-single-word="false" fo:orphans="2" fo:widows="2" fo:text-indent="0cm" style:auto-text-indent="false" fo:background-color="#2b2b2b">
        <style:background-image/>
      </style:paragraph-properties>
      <style:text-properties fo:font-variant="normal" fo:text-transform="none" fo:color="#a9b7c6" style:font-name="Courier New1" fo:font-size="8pt" fo:letter-spacing="normal" fo:font-style="normal" fo:font-weight="normal" style:font-size-asian="8pt" style:font-size-complex="8pt"/>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loext:contextual-spacing="false" fo:margin-left="0cm" fo:margin-right="0cm" fo:margin-top="0.212cm" fo:margin-bottom="0cm" fo:text-indent="0cm" style:auto-text-indent="false"/>
    </style:style>
    <style:style style:name="P23" style:family="paragraph" style:parent-style-name="Table_20_Contents">
      <style:paragraph-properties fo:margin-left="0cm" fo:margin-right="0cm" fo:text-indent="0cm" style:auto-text-indent="false"/>
      <style:text-properties fo:font-size="2pt" style:font-size-asian="2pt" style:font-size-complex="2pt"/>
    </style:style>
    <style:style style:name="P24" style:family="paragraph" style:parent-style-name="Standard">
      <style:paragraph-properties loext:contextual-spacing="false" fo:margin-top="0cm" fo:margin-bottom="0cm"/>
    </style:style>
    <style:style style:name="P25" style:family="paragraph" style:parent-style-name="Standard">
      <style:paragraph-properties loext:contextual-spacing="false" fo:margin-top="0cm" fo:margin-bottom="0cm" fo:text-align="start" style:justify-single-word="false"/>
    </style:style>
    <style:style style:name="P26" style:family="paragraph" style:parent-style-name="Standard">
      <style:paragraph-properties loext:contextual-spacing="false" fo:margin-top="0cm" fo:margin-bottom="0cm" fo:text-align="start" style:justify-single-word="false"/>
      <style:text-properties fo:font-variant="normal" fo:text-transform="none" fo:color="#222222" style:font-name="Arial1" fo:font-size="12pt" fo:letter-spacing="normal" fo:font-style="normal" fo:font-weight="normal"/>
    </style:style>
    <style:style style:name="P27" style:family="paragraph" style:parent-style-name="Standard">
      <style:paragraph-properties loext:contextual-spacing="false" fo:margin-top="0cm" fo:margin-bottom="0cm" fo:orphans="2" fo:widows="2"/>
      <style:text-properties fo:font-variant="normal" fo:text-transform="none" fo:color="#222222" style:font-name="Courier New1" fo:font-size="8pt" fo:letter-spacing="normal" fo:font-style="normal" fo:font-weight="normal" style:font-size-asian="8pt" style:font-size-complex="8pt"/>
    </style:style>
    <style:style style:name="P28" style:family="paragraph" style:parent-style-name="Quotations">
      <style:paragraph-properties loext:contextual-spacing="false" fo:margin-top="0cm" fo:margin-bottom="0cm" fo:padding-left="0.049cm" fo:padding-right="0cm" fo:padding-top="0cm" fo:padding-bottom="0cm" fo:border-left="0.002cm solid #cccccc" fo:border-right="none" fo:border-top="none" fo:border-bottom="none" style:writing-mode="lr-tb"/>
      <style:text-properties fo:font-variant="normal" fo:text-transform="none" fo:color="#242729" style:font-name="Arial2" fo:font-size="11.25pt" fo:letter-spacing="normal" fo:font-style="normal" fo:font-weight="normal"/>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style:font-name="Courier New1" fo:font-size="8pt" style:font-size-asian="8pt" style:font-size-complex="8pt"/>
    </style:style>
    <style:style style:name="P31" style:family="paragraph" style:parent-style-name="Preformatted_20_Text">
      <style:paragraph-properties fo:text-align="start" style:justify-single-word="false" fo:orphans="2" fo:widows="2" fo:background-color="#2b2b2b">
        <style:background-image/>
      </style:paragraph-properties>
      <style:text-properties fo:font-variant="normal" fo:text-transform="none" fo:color="#a9b7c6" style:font-name="Courier New1" fo:font-size="8pt" fo:letter-spacing="normal" fo:font-style="normal" fo:font-weight="normal" style:font-size-asian="8pt" style:font-size-complex="8pt"/>
    </style:style>
    <style:style style:name="P32" style:family="paragraph" style:parent-style-name="Preformatted_20_Text">
      <style:paragraph-properties fo:text-align="start" style:justify-single-word="false" fo:orphans="2" fo:widows="2" fo:background-color="#2b2b2b">
        <style:background-image/>
      </style:paragraph-properties>
      <style:text-properties fo:font-variant="normal" fo:text-transform="none" fo:color="#a9b7c6" style:font-name="Courier New1" fo:font-size="8pt" fo:letter-spacing="normal" style:font-size-asian="8pt" style:font-size-complex="8pt"/>
    </style:style>
    <style:style style:name="P33" style:family="paragraph" style:parent-style-name="Preformatted_20_Text">
      <style:paragraph-properties loext:contextual-spacing="false" fo:margin-top="0cm" fo:margin-bottom="0.499cm" fo:text-align="start" style:justify-single-word="false" fo:orphans="2" fo:widows="2" fo:background-color="#2b2b2b">
        <style:background-image/>
      </style:paragraph-properties>
      <style:text-properties fo:font-variant="normal" fo:text-transform="none" fo:color="#a9b7c6" style:font-name="Courier New1" fo:font-size="8pt" fo:letter-spacing="normal" fo:font-style="normal" fo:font-weight="normal" style:font-size-asian="8pt" style:font-size-complex="8pt"/>
    </style:style>
    <style:style style:name="P34" style:family="paragraph" style:parent-style-name="Text_20_body">
      <style:paragraph-properties fo:text-align="start" style:justify-single-word="false" fo:padding-left="0cm" fo:padding-right="0cm" fo:padding-top="0cm" fo:padding-bottom="0.074cm" fo:border-left="none" fo:border-right="none" fo:border-top="none" fo:border-bottom="0.002cm solid #000000" style:join-border="false"/>
      <style:text-properties style:font-name="Courier New1" fo:font-size="8pt" style:font-size-asian="8pt" style:font-size-complex="8pt"/>
    </style:style>
    <style:style style:name="P35" style:family="paragraph" style:parent-style-name="Text_20_body">
      <style:paragraph-properties loext:contextual-spacing="false" fo:margin-top="0.212cm" fo:margin-bottom="0cm" style:writing-mode="lr-tb"/>
    </style:style>
    <style:style style:name="P36" style:family="paragraph" style:parent-style-name="Text_20_body">
      <style:paragraph-properties loext:contextual-spacing="false" fo:margin-top="0.212cm" fo:margin-bottom="0cm" fo:text-align="start"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loext:contextual-spacing="false" fo:margin-left="0.529cm" fo:margin-right="0cm" fo:margin-top="0cm" fo:margin-bottom="0cm" style:line-height-at-least="0.476cm" fo:text-align="center" style:justify-single-word="false" fo:text-indent="0cm" style:auto-text-indent="false"/>
      <style:text-properties fo:color="#444444" fo:background-color="transparent"/>
    </style:style>
    <style:style style:name="P39" style:family="paragraph" style:parent-style-name="Table_20_Contents">
      <style:paragraph-properties loext:contextual-spacing="false" fo:margin-left="0.106cm" fo:margin-right="0cm" fo:margin-top="0cm" fo:margin-bottom="0cm" style:line-height-at-least="0.529cm" fo:text-indent="0cm" style:auto-text-indent="false"/>
    </style:style>
    <style:style style:name="P40" style:family="paragraph" style:parent-style-name="Standard">
      <style:paragraph-properties fo:text-align="start" style:justify-single-word="false"/>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top="0.178cm" fo:margin-bottom="0cm" fo:padding="0cm" fo:border="none"/>
    </style:style>
    <style:style style:name="P43" style:family="paragraph" style:parent-style-name="Standard">
      <style:paragraph-properties fo:margin-top="0.178cm" fo:margin-bottom="0cm" style:line-height-at-least="0.249cm" fo:padding="0cm" fo:border="none"/>
    </style:style>
    <style:style style:name="P44" style:family="paragraph" style:parent-style-name="Heading_20_1" style:master-page-name="First_20_Page">
      <style:paragraph-properties style:page-number="auto"/>
    </style:style>
    <style:style style:name="P45" style:family="paragraph" style:parent-style-name="Heading_20_1">
      <style:paragraph-properties loext:contextual-spacing="false" fo:margin-top="0cm" fo:margin-bottom="0cm" fo:text-align="start" style:justify-single-word="false"/>
    </style:style>
    <style:style style:name="P46" style:family="paragraph" style:parent-style-name="Heading_20_3">
      <style:paragraph-properties loext:contextual-spacing="false" fo:margin-left="0cm" fo:margin-right="0cm" fo:margin-top="0cm" fo:margin-bottom="0cm" fo:text-indent="0cm" style:auto-text-indent="false"/>
      <style:text-properties style:font-name="Roboto"/>
    </style:style>
    <style:style style:name="P47" style:family="paragraph" style:parent-style-name="Heading_20_3">
      <style:paragraph-properties loext:contextual-spacing="false" fo:margin-left="0cm" fo:margin-right="0cm" fo:margin-top="0cm" fo:margin-bottom="0cm" fo:text-indent="0cm" style:auto-text-indent="false"/>
      <style:text-properties fo:color="#202124" style:font-name="Roboto" fo:font-weight="bold"/>
    </style:style>
    <style:style style:name="T1" style:family="text">
      <style:text-properties style:font-name="Wingdings"/>
    </style:style>
    <style:style style:name="T2" style:family="text">
      <style:text-properties fo:language="es" fo:country="ES"/>
    </style:style>
    <style:style style:name="T3" style:family="text">
      <style:text-properties style:text-line-through-style="none" style:font-name="Courier New1" fo:font-size="13pt" style:text-underline-style="none" style:text-blinking="false" fo:background-color="#ffffff" style:font-size-asian="13pt" style:font-size-complex="13pt" loext:char-shading-value="0"/>
    </style:style>
    <style:style style:name="T4" style:family="text">
      <style:text-properties style:text-line-through-style="none" style:font-name="Courier New1" fo:font-size="13pt" style:text-underline-style="none" fo:font-weight="normal" style:text-blinking="false" fo:background-color="#ffffff" style:font-size-asian="13pt" style:font-weight-asian="normal" style:font-size-complex="13pt" style:font-weight-complex="normal" loext:char-shading-value="0"/>
    </style:style>
    <style:style style:name="T5" style:family="text">
      <style:text-properties fo:font-variant="normal" fo:text-transform="none" style:font-name="Courier New1" fo:letter-spacing="normal"/>
    </style:style>
    <style:style style:name="T6" style:family="text">
      <style:text-properties fo:font-variant="normal" fo:text-transform="none" style:font-name="Courier New1" fo:font-size="11pt" fo:letter-spacing="normal" fo:font-style="normal" fo:font-weight="normal" style:font-size-asian="11pt" style:font-size-complex="11pt"/>
    </style:style>
    <style:style style:name="T7" style:family="text">
      <style:text-properties fo:font-variant="normal" fo:text-transform="none" style:font-name="Courier New1" fo:font-size="11pt" fo:letter-spacing="normal" fo:font-style="normal" fo:font-weight="normal" style:font-size-asian="11pt" style:font-weight-asian="normal" style:font-size-complex="11pt" style:font-weight-complex="normal"/>
    </style:style>
    <style:style style:name="T8" style:family="text">
      <style:text-properties fo:font-variant="normal" fo:text-transform="none" style:font-name="Courier New1" fo:font-size="11pt" fo:letter-spacing="normal" fo:font-style="normal" fo:font-weight="bold" style:font-size-asian="11pt" style:font-size-complex="11pt"/>
    </style:style>
    <style:style style:name="T9" style:family="text">
      <style:text-properties fo:font-variant="normal" fo:text-transform="none" style:font-name="Courier New1" fo:font-size="11pt" fo:letter-spacing="normal" style:font-size-asian="11pt" style:font-size-complex="11pt"/>
    </style:style>
    <style:style style:name="T10" style:family="text">
      <style:text-properties fo:font-variant="normal" fo:text-transform="none" fo:color="#4f81bd" style:text-line-through-style="none" style:font-name="Courier New1" fo:font-size="13pt" fo:letter-spacing="normal" fo:font-style="normal" style:text-underline-style="none" fo:font-weight="normal" style:text-blinking="false" style:font-size-asian="13pt" style:font-size-complex="13pt"/>
    </style:style>
    <style:style style:name="T11" style:family="text">
      <style:text-properties fo:font-variant="normal" fo:text-transform="none" fo:color="#23282d" style:font-name="Courier New1" fo:letter-spacing="normal"/>
    </style:style>
    <style:style style:name="T12" style:family="text">
      <style:text-properties fo:font-variant="normal" fo:text-transform="none" fo:color="#23282d" style:font-name="Courier New1" fo:font-size="11pt" fo:letter-spacing="normal" fo:font-style="normal" fo:font-weight="normal" style:font-size-asian="11pt" style:font-size-complex="11pt"/>
    </style:style>
    <style:style style:name="T13" style:family="text">
      <style:text-properties fo:font-variant="normal" fo:text-transform="none" fo:color="#23282d" style:font-name="Courier New1" fo:font-size="11pt" fo:letter-spacing="normal" style:font-size-asian="11pt" style:font-size-complex="11pt"/>
    </style:style>
    <style:style style:name="T14" style:family="text">
      <style:text-properties fo:font-variant="normal" fo:text-transform="none" fo:color="#222222" style:font-name="Arial1" fo:font-size="12pt" fo:letter-spacing="normal" fo:font-style="normal" fo:font-weight="normal"/>
    </style:style>
    <style:style style:name="T15" style:family="text">
      <style:text-properties fo:font-variant="normal" fo:text-transform="none" fo:color="#1155cc" style:font-name="Arial1" fo:font-size="12pt" fo:letter-spacing="normal" fo:font-style="normal" fo:font-weight="normal"/>
    </style:style>
    <style:style style:name="T16" style:family="text">
      <style:text-properties fo:font-variant="normal" fo:text-transform="none" fo:color="#1d2129" style:font-name="Helvetica" fo:font-size="9.75pt" fo:letter-spacing="normal" fo:font-style="normal" fo:font-weight="normal"/>
    </style:style>
    <style:style style:name="T17" style:family="text">
      <style:text-properties fo:font-variant="normal" fo:text-transform="none" fo:color="#242729" style:text-line-through-style="none" style:font-name="Arial2" fo:font-size="18pt" fo:letter-spacing="normal" fo:font-style="normal" style:text-underline-style="none" fo:font-weight="normal" style:text-blinking="false" loext:padding="0cm" loext:border="none"/>
    </style:style>
    <style:style style:name="T18" style:family="text">
      <style:text-properties fo:font-variant="normal" fo:text-transform="none" fo:color="#242729" style:font-name="inherit" fo:font-size="11.25pt" fo:letter-spacing="normal" fo:font-style="normal" fo:font-weight="normal" loext:padding="0cm" loext:border="none"/>
    </style:style>
    <style:style style:name="T19"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0" style:family="text">
      <style:text-properties fo:font-variant="normal" fo:text-transform="none" fo:color="#242729" style:font-name="Arial2" fo:font-size="11.25pt" fo:letter-spacing="normal" fo:font-style="normal" fo:font-weight="normal" loext:padding="0cm" loext:border="none"/>
    </style:style>
    <style:style style:name="T2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2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3" style:family="text">
      <style:text-properties fo:font-variant="normal" fo:text-transform="none" fo:color="#303336" fo:letter-spacing="normal" fo:background-color="#eff0f1" loext:char-shading-value="0" loext:padding="0cm" loext:border="none"/>
    </style:style>
    <style:style style:name="T24" style:family="text">
      <style:text-properties fo:font-variant="normal" fo:text-transform="none" fo:color="#303336" style:font-name="Courier New1" fo:font-size="8pt" fo:letter-spacing="normal" fo:font-style="normal" fo:font-weight="normal" fo:background-color="#eff0f1" style:font-size-asian="8pt" style:font-size-complex="8pt" loext:char-shading-value="0" loext:padding="0cm" loext:border="none"/>
    </style:style>
    <style:style style:name="T25" style:family="text">
      <style:text-properties fo:font-variant="normal" fo:text-transform="none" fo:color="#303336" style:font-name="Courier New1" fo:font-size="8pt" fo:letter-spacing="normal" fo:background-color="#eff0f1" style:font-size-asian="8pt" style:font-size-complex="8pt" loext:char-shading-value="0" loext:padding="0cm" loext:border="none"/>
    </style:style>
    <style:style style:name="T2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27" style:family="text">
      <style:text-properties fo:font-variant="normal" fo:text-transform="none" fo:color="#101094" style:font-name="Courier New1" fo:font-size="8pt" fo:letter-spacing="normal" fo:font-style="normal" fo:font-weight="normal" fo:background-color="#eff0f1" style:font-size-asian="8pt" style:font-size-complex="8pt" loext:char-shading-value="0" loext:padding="0cm" loext:border="none"/>
    </style:style>
    <style:style style:name="T28"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9" style:family="text">
      <style:text-properties fo:font-variant="normal" fo:text-transform="none" fo:color="#2b91af" style:font-name="Courier New1" fo:font-size="8pt" fo:letter-spacing="normal" fo:font-style="normal" fo:font-weight="normal" fo:background-color="#eff0f1" style:font-size-asian="8pt" style:font-size-complex="8pt" loext:char-shading-value="0" loext:padding="0cm" loext:border="none"/>
    </style:style>
    <style:style style:name="T3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31" style:family="text">
      <style:text-properties fo:font-variant="normal" fo:text-transform="none" fo:color="#7d2727" style:font-name="Courier New1" fo:font-size="8pt" fo:letter-spacing="normal" fo:font-style="normal" fo:font-weight="normal" fo:background-color="#eff0f1" style:font-size-asian="8pt" style:font-size-complex="8pt" loext:char-shading-value="0" loext:padding="0cm" loext:border="none"/>
    </style:style>
    <style:style style:name="T3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33" style:family="text">
      <style:text-properties fo:font-variant="normal" fo:text-transform="none" fo:color="#365899" style:text-line-through-style="none" style:font-name="Helvetica" fo:font-size="9.75pt" fo:letter-spacing="normal" fo:font-style="normal" style:text-underline-style="none" fo:font-weight="bold" style:text-blinking="false"/>
    </style:style>
    <style:style style:name="T34" style:family="text">
      <style:text-properties style:font-name="Courier New1"/>
    </style:style>
    <style:style style:name="T35" style:family="text">
      <style:text-properties fo:color="#23282d" style:font-name="Courier New1" fo:font-size="11pt" fo:letter-spacing="normal" fo:font-weight="normal" style:font-size-asian="11pt" style:font-size-complex="11pt"/>
    </style:style>
    <style:style style:name="T36" style:family="text">
      <style:text-properties fo:font-style="normal" fo:font-weight="normal"/>
    </style:style>
    <style:style style:name="T37" style:family="text">
      <style:text-properties fo:color="#cc7832"/>
    </style:style>
    <style:style style:name="T38" style:family="text">
      <style:text-properties fo:color="#cc7832" fo:font-weight="bold"/>
    </style:style>
    <style:style style:name="T39" style:family="text">
      <style:text-properties fo:color="#cc7832" fo:font-style="normal" fo:font-weight="normal"/>
    </style:style>
    <style:style style:name="T40" style:family="text">
      <style:text-properties fo:color="#ffc66d"/>
    </style:style>
    <style:style style:name="T41" style:family="text">
      <style:text-properties fo:color="#9876aa"/>
    </style:style>
    <style:style style:name="T42" style:family="text">
      <style:text-properties fo:color="#9876aa" fo:font-style="normal" fo:font-weight="normal"/>
    </style:style>
    <style:style style:name="T43" style:family="text">
      <style:text-properties fo:color="#6897bb"/>
    </style:style>
    <style:style style:name="T44" style:family="text">
      <style:text-properties fo:color="#6a737c" fo:font-size="15pt"/>
    </style:style>
    <style:style style:name="T45" style:family="text">
      <style:text-properties fo:color="#0077cc" style:text-line-through-style="none" fo:font-size="1pt" style:text-underline-style="none" style:text-blinking="false"/>
    </style:style>
    <style:style style:name="T46" style:family="text">
      <style:text-properties fo:color="#202124" fo:font-weight="bold"/>
    </style:style>
    <style:style style:name="T47" style:family="text">
      <style:text-properties fo:color="#555555"/>
    </style:style>
    <style:style style:name="T48" style:family="text">
      <style:text-properties fo:color="#1155cc"/>
    </style:style>
    <style:style style:name="T49" style:family="text">
      <style:text-properties fo:font-size="7.59999990463257pt" style:font-size-asian="7.59999990463257pt" style:font-size-complex="7.5999999046325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131568030678253107" text:style-name="Outline">
        <text:list-item>
          <text:h text:style-name="P44" text:outline-level="1">Mapa y geolocalizacion</text:h>
        </text:list-item>
        <text:list-item>
          <text:h text:style-name="Heading_20_1" text:outline-level="1">Flutter Beta</text:h>
        </text:list-item>
      </text:list>
      <text:p text:style-name="Standard"/>
      <text:p text:style-name="Standard">Objetivo:</text:p>
      <text:p text:style-name="Standard"/>
      <text:p text:style-name="Standard">F.Creación: 28-8-2018</text:p>
      <text:p text:style-name="Standard"/>
      <text:p text:style-name="P1">Programa:</text:p>
      <text:p text:style-name="P1"/>
      <text:p text:style-name="P1">Fuente:<text:tab/><text:a xlink:type="simple" xlink:href="https://blog.usejournal.com/flutter-map-view-with-geolocation-essence-extracted-2400a04a6af7" office:name="map view" text:style-name="Internet_20_link" text:visited-style-name="Visited_20_Internet_20_Link">map view</text:a></text:p>
      <text:p text:style-name="P1"><text:tab/><text:tab/><text:a xlink:type="simple" xlink:href="https://proandroiddev.com/flutter-how-to-integrate-google-maps-experimental-5ec8485c0c59" text:style-name="Internet_20_link" text:visited-style-name="Visited_20_Internet_20_Link">Integracion de google maps</text:a></text:p>
      <text:p text:style-name="P1"><text:tab/><text:tab/><text:a xlink:type="simple" xlink:href="https://github.com/transistorsoft/flutter_background_geolocation" text:style-name="Internet_20_link" text:visited-style-name="Visited_20_Internet_20_Link">Tensor</text:a></text:p>
      <text:p text:style-name="P1"><text:tab/><text:tab/><text:a xlink:type="simple" xlink:href="https://medium.com/@matthew.smith_66715/maps-in-flutter-a1ac49ab554b" text:style-name="Internet_20_link" text:visited-style-name="Visited_20_Internet_20_Link">maps in flutter</text:a></text:p>
      <text:p text:style-name="P1"><text:tab/><text:tab/><text:a xlink:type="simple" xlink:href="https://pub.dartlang.org/packages/map_view" text:style-name="Internet_20_link" text:visited-style-name="Visited_20_Internet_20_Link">maps dinamicos</text:a></text:p>
      <text:p text:style-name="P1"><text:tab/><text:tab/><text:a xlink:type="simple" xlink:href="https://www.youtube.com/watch?v=2PVHzuuN9Ww" text:style-name="Internet_20_link" text:visited-style-name="Visited_20_Internet_20_Link">gps</text:a></text:p>
      <text:p text:style-name="P1"><text:tab/><text:tab/><text:a xlink:type="simple" xlink:href="https://medium.com/@argel.bc18/google-maps-en-flutter-22b481372f7a?fbclid=IwAR2GHrSKvCOEnG4FeaOi-MhpKlLEcQ8OUzwRCZu2zg1XeAOajcvHRf9Aqkk" text:style-name="Internet_20_link" text:visited-style-name="Visited_20_Internet_20_Link">Argel Bejarano</text:a></text:p>
      <text:p text:style-name="P1"><text:tab/><text:tab/><text:a xlink:type="simple" xlink:href="https://pub.dartlang.org/packages/geolocator" text:style-name="Internet_20_link" text:visited-style-name="Visited_20_Internet_20_Link">pub</text:a> <text:s/>sugerido por face <text:bookmark text:name="js_32i"/><text:a xlink:type="simple" xlink:href="https://www.facebook.com/joel.martinezpalacios?fref=gc&amp;dti=1599766916772654" office:target-frame-name="_self" xlink:show="replace" text:style-name="Internet_20_link" text:visited-style-name="Visited_20_Internet_20_Link"><text:span text:style-name="T33">Joel Martínez Palacios</text:span></text:a><text:bookmark text:name="js_30s"/> </text:p>
      <text:p text:style-name="P1"><text:s text:c="11"/><text:a xlink:type="simple" xlink:href="https://pub.dartlang.org/packages/locate" text:style-name="Internet_20_link" text:visited-style-name="Visited_20_Internet_20_Link">locate link</text:a><text:tab/><text:a xlink:type="simple" xlink:href="https://github.com/itzmeanjan/locate" text:style-name="Internet_20_link" text:visited-style-name="Visited_20_Internet_20_Link">Locate github</text:a></text:p>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5"/>
      <text:p text:style-name="P6"><text:a xlink:type="simple" xlink:href="https://pub.dartlang.org/packages/map_view#-readme-tab-" office:target-frame-name="_blank" xlink:show="new" text:style-name="Internet_20_link" text:visited-style-name="Visited_20_Internet_20_Link"><text:span text:style-name="T4">MapView</text:span></text:a><text:span text:style-name="T5"> </text:span><text:span text:style-name="T6">es un plugin de Flutter que nos permite </text:span><text:span text:style-name="Strong_20_Emphasis"><text:span text:style-name="T7">mostrar un mapa estático en línea y un mapa interactivo</text:span></text:span><text:span text:style-name="T9"> </text:span><text:span text:style-name="T6">. </text:span><text:a xlink:type="simple" xlink:href="https://pub.dartlang.org/packages/map_view#-readme-tab-" text:style-name="Internet_20_link" text:visited-style-name="Visited_20_Internet_20_Link"><text:span text:style-name="T6">map_view 0.0.14</text:span></text:a><text:span text:style-name="T6"><text:tab/></text:span><text:a xlink:type="simple" xlink:href="https://github.com/apptreesoftware/flutter_google_map_view" text:style-name="Internet_20_link" text:visited-style-name="Visited_20_Internet_20_Link"><text:span text:style-name="T6">código</text:span></text:a></text:p>
      <text:p text:style-name="P6"><text:a xlink:type="simple" xlink:href="https://pub.dartlang.org/packages/geolocation#-readme-tab-" office:target-frame-name="_blank" xlink:show="new" text:style-name="Internet_20_link" text:visited-style-name="Visited_20_Internet_20_Link"><text:span text:style-name="T3">La geolocalización</text:span></text:a><text:span text:style-name="T5"> </text:span><text:span text:style-name="T6">es otro plugin de Flutter que nos da la capacidad de </text:span><text:span text:style-name="Strong_20_Emphasis"><text:span text:style-name="T8">recuperar la ubicación actual del usuario</text:span></text:span><text:span text:style-name="T9"> </text:span><text:a xlink:type="simple" xlink:href="https://pub.dartlang.org/packages/geolocation#-installing-tab-" text:style-name="Internet_20_link" text:visited-style-name="Visited_20_Internet_20_Link"><text:span text:style-name="T9">geolocation 0.2.1</text:span></text:a></text:p>
      <text:p text:style-name="P6"/>
      <text:p text:style-name="P6"><text:a xlink:type="simple" xlink:href="http://leafletjs.com/" office:target-frame-name="_blank" xlink:show="new" text:style-name="Internet_20_link" text:visited-style-name="Visited_20_Internet_20_Link"><text:span text:style-name="T10">Leaflet</text:span></text:a><text:span text:style-name="T11"> </text:span><text:span text:style-name="T12">es una librería JavaScript </text:span><text:span text:style-name="Emphasis"><text:span text:style-name="T35">opensource</text:span></text:span><text:span text:style-name="T13"> </text:span><text:span text:style-name="T12">para crear mapas interactivos en un entorno móvil.</text:span><text:span text:style-name="T34"> </text:span><text:a xlink:type="simple" xlink:href="https://github.com/apptreesoftware/flutter_map" text:style-name="Internet_20_link" text:visited-style-name="Visited_20_Internet_20_Link"><text:span text:style-name="T34">ejemplo de flutter</text:span></text:a> (Elegir representar componentes propios en la GPU en lugar de usar soluciones OEM, hace deban construir(to bake) el renderizador de Gmaps sobre la api de Flutter <text:a xlink:type="simple" xlink:href="https://stackoverflow.com/questions/49340522/map-view-in-flutter" text:style-name="Internet_20_link" text:visited-style-name="Visited_20_Internet_20_Link">fte</text:a>)</text:p>
      <text:p text:style-name="P6"/>
      <text:p text:style-name="P6"><text:a xlink:type="simple" xlink:href="https://blog.geekyants.com/flutter-hands-on-building-a-live-location-sharing-app-14b67ef17404" text:style-name="Internet_20_link" text:visited-style-name="Visited_20_Internet_20_Link">Trovami</text:a> es un progrma en flutter que mezcla firebase y estas librerias, se ve muy interesante, esta el <text:a xlink:type="simple" xlink:href="https://github.com/Samaritan1011001/Trovami" text:style-name="Internet_20_link" text:visited-style-name="Visited_20_Internet_20_Link">Fuente</text:a></text:p>
      <text:p text:style-name="P6"/>
      <text:p text:style-name="P6"><text:span text:style-name="T14">Try this package for location tracking/updates in background -</text:span><text:a xlink:type="simple" xlink:href="https://pub.dartlang.org/packages/geolocation" office:target-frame-name="_blank" xlink:show="new" text:style-name="Internet_20_link" text:visited-style-name="Visited_20_Internet_20_Link"><text:span text:style-name="T15">https://pub.dartlang.org/packages/geolocation</text:span></text:a><text:line-break/><text:span text:style-name="T14">For inserting map into your flutter app -</text:span><text:a xlink:type="simple" xlink:href="https://pub.dartlang.org/packages/map_view" office:target-frame-name="_blank" xlink:show="new" text:style-name="Internet_20_link" text:visited-style-name="Visited_20_Internet_20_Link"><text:span text:style-name="T15">https://pub.dartlang.org/packages/map_view</text:span></text:a><text:line-break/>--------------------------</text:p>
      <text:p text:style-name="P6">appp que usa geolocalizacion</text:p>
      <text:p text:style-name="P6"><text:a xlink:type="simple" xlink:href="https://github.com/ddikman/flutter_test_with_async_localization" office:target-frame-name="_blank" xlink:show="new" text:style-name="Internet_20_link" text:visited-style-name="Visited_20_Internet_20_Link"><text:span text:style-name="T15">https://github.com/ddikman/flutter_test_with_async_localization</text:span></text:a></text:p>
      <text:p text:style-name="P7">----------</text:p>
      <text:p text:style-name="P6"><text:span text:style-name="T14">I used map view plugin as well as GoogleMapOverlayController to display map using flutter. But in both the cases i am facing an issue to display the drawer. i gave an option of navigation drawer in the app bar. whenever , i tap on the icon of navigation drawer, the drawer opens up but it is only visible in the region of app bar and the region where map is being displayed, the drawer hides behind the map in that particular region. How to overcome this problem?</text:span><text:span text:style-name="T15"> </text:span></text:p>
      <text:p text:style-name="P7">------------</text:p>
      <text:p text:style-name="P7"/>
      <text:p text:style-name="P6"><text:span text:style-name="T16">El sistema de mapas en flutter no esta optimizado existe ahorita mapbox que es el mas funcional el trabajo de un widget de flutter esta en fase experimental por Google y la comunidad aun, puedes ver el plugin de Mapbox en combinación con el de geolocalización. Espero eso te ayude</text:span><text:span text:style-name="T15"> </text:span></text:p>
      <text:p text:style-name="P7">----------------</text:p>
      <text:p text:style-name="P6"><text:soft-page-break/><text:span text:style-name="T14">There are two packages in the pub, geolocator and geolocation. Both of them have functionality you are looking for.</text:span><text:span text:style-name="T15"> </text:span></text:p>
      <text:p text:style-name="P24"><text:line-break/>--------------------------------</text:p>
      <text:p text:style-name="P25"><text:span text:style-name="T14">Can you please give me an example pleaseee..</text:span><text:line-break/><text:line-break/><text:span text:style-name="T14">Cause I tried so many ways, example</text:span><text:line-break/><text:line-break/><text:span text:style-name="T14">1. Mapview</text:span><text:line-break/><text:span text:style-name="T14">2. flutter maps</text:span><text:line-break/><text:span text:style-name="T14">3. location</text:span><text:line-break/><text:span text:style-name="T14">4. geolocator.</text:span><text:line-break/><text:line-break/><text:span text:style-name="T14">I used all the above package some of them are saying undefined class even though I import package, but where as mapview I got map with marker but I want to update the marker when the data changes.</text:span><text:line-break/><text:line-break/><text:span text:style-name="T14">here is my code :: </text:span><text:line-break/><text:line-break/><text:a xlink:type="simple" xlink:href="https://stackoverflow.com/questions/52472951/how-to-update-a-camera-position-in-mapview-class" office:target-frame-name="_blank" xlink:show="new" text:style-name="Internet_20_link" text:visited-style-name="Visited_20_Internet_20_Link"><text:span text:style-name="T15">my code</text:span></text:a> </text:p>
      <text:p text:style-name="P25">Rta</text:p>
      <text:p text:style-name="P26">In example of the geolocator is shown the stream of the location update and listener.you just need to init him in the initstate and listen for the location updates from this stream. Kind of</text:p>
      <text:p text:style-name="P8"/>
      <text:p text:style-name="P20"><text:span text:style-name="T38">var </text:span>locationOptions = <text:span text:style-name="T40">LocationOptions</text:span>(accuracy: LocationAccuracy.<text:span text:style-name="T41">best</text:span><text:span text:style-name="T37">, </text:span>distanceFilter: <text:span text:style-name="T43">100</text:span>)<text:span text:style-name="T37">;</text:span></text:p>
      <text:p text:style-name="P33"><text:span text:style-name="T38">final </text:span>Stream&lt;Position&gt; positionStream = <text:s/><text:span text:style-name="T38">await </text:span><text:span text:style-name="T40">Geolocator</text:span>().getPositionStream(locationOptions)<text:span text:style-name="T37">;</text:span></text:p>
      <text:p text:style-name="P31">StreamSubscription&lt;Position&gt; <text:span text:style-name="T41">_positionStreamSubscription </text:span>= positionStream.listen((_position) {</text:p>
      <text:p text:style-name="P32"><text:s text:c="2"/><text:span text:style-name="T36">print(_position.</text:span><text:span text:style-name="T42">longitude</text:span><text:span text:style-name="T36">.toString());</text:span></text:p>
      <text:p text:style-name="P32"><text:span text:style-name="T37"><text:s text:c="2"/></text:span><text:span text:style-name="T39">print(</text:span><text:span text:style-name="T36">_position.</text:span><text:span text:style-name="T42">latitude</text:span><text:span text:style-name="T36">.toString());</text:span></text:p>
      <text:p text:style-name="P33">})<text:span text:style-name="T37">;</text:span></text:p>
      <text:list xml:id="list1331855746" text:continue-numbering="true" text:style-name="Outline">
        <text:list-item>
          <text:h text:style-name="P45" text:outline-level="1"><text:a xlink:type="simple" xlink:href="https://stackoverflow.com/questions/52472951/how-to-update-a-camera-position-in-mapview-class" text:style-name="Internet_20_link" text:visited-style-name="Visited_20_Internet_20_Link"><text:span text:style-name="T17">How to update a camera position in mapview class</text:span></text:a></text:h>
        </text:list-item>
      </text:list>
      <text:p text:style-name="P29"><text:line-break/><text:span text:style-name="Source_20_Text"><text:span text:style-name="T24">mapView.</text:span></text:span><text:span text:style-name="Source_20_Text"><text:span text:style-name="T27">show</text:span></text:span><text:span text:style-name="Source_20_Text"><text:span text:style-name="T24">(</text:span></text:span></text:p>
      <text:p text:style-name="P11"><text:span text:style-name="Source_20_Text"><text:span text:style-name="T25"><text:s text:c="4"/></text:span></text:span><text:span text:style-name="Source_20_Text"><text:span text:style-name="T27">new</text:span></text:span><text:span text:style-name="Source_20_Text"><text:span text:style-name="T24"> </text:span></text:span><text:span text:style-name="Source_20_Text"><text:span text:style-name="T29">MapOptions</text:span></text:span><text:span text:style-name="Source_20_Text"><text:span text:style-name="T24">(</text:span></text:span></text:p>
      <text:p text:style-name="P11"><text:span text:style-name="Source_20_Text"><text:span text:style-name="T25"><text:s text:c="6"/></text:span></text:span><text:span text:style-name="Source_20_Text"><text:span text:style-name="T24">mapViewType: </text:span></text:span><text:span text:style-name="Source_20_Text"><text:span text:style-name="T29">MapViewType</text:span></text:span><text:span text:style-name="Source_20_Text"><text:span text:style-name="T24">.normal,</text:span></text:span></text:p>
      <text:p text:style-name="P11"><text:span text:style-name="Source_20_Text"><text:span text:style-name="T25"><text:s text:c="6"/></text:span></text:span><text:span text:style-name="Source_20_Text"><text:span text:style-name="T24">initialCameraPosition: </text:span></text:span><text:span text:style-name="Source_20_Text"><text:span text:style-name="T27">new</text:span></text:span><text:span text:style-name="Source_20_Text"><text:span text:style-name="T24"> </text:span></text:span><text:span text:style-name="Source_20_Text"><text:span text:style-name="T29">CameraPosition</text:span></text:span><text:span text:style-name="Source_20_Text"><text:span text:style-name="T24">(</text:span></text:span><text:span text:style-name="Source_20_Text"><text:span text:style-name="T27">new</text:span></text:span><text:span text:style-name="Source_20_Text"><text:span text:style-name="T24"> </text:span></text:span><text:span text:style-name="Source_20_Text"><text:span text:style-name="T29">Location</text:span></text:span><text:span text:style-name="Source_20_Text"><text:span text:style-name="T24">(lattitude,longitude), </text:span></text:span><text:span text:style-name="Source_20_Text"><text:span text:style-name="T31">17.0</text:span></text:span><text:span text:style-name="Source_20_Text"><text:span text:style-name="T24">),</text:span></text:span></text:p>
      <text:p text:style-name="P11"><text:span text:style-name="Source_20_Text"><text:span text:style-name="T25"><text:s text:c="6"/></text:span></text:span><text:span text:style-name="Source_20_Text"><text:span text:style-name="T24">showUserLocation: </text:span></text:span><text:span text:style-name="Source_20_Text"><text:span text:style-name="T27">true</text:span></text:span><text:span text:style-name="Source_20_Text"><text:span text:style-name="T24">,</text:span></text:span></text:p>
      <text:p text:style-name="P11"><text:span text:style-name="Source_20_Text"><text:span text:style-name="T25"><text:s text:c="6"/></text:span></text:span><text:span text:style-name="Source_20_Text"><text:span text:style-name="T24">showCompassButton: </text:span></text:span><text:span text:style-name="Source_20_Text"><text:span text:style-name="T27">true</text:span></text:span><text:span text:style-name="Source_20_Text"><text:span text:style-name="T24">,</text:span></text:span></text:p>
      <text:p text:style-name="P11"><text:span text:style-name="Source_20_Text"><text:span text:style-name="T25"><text:s text:c="6"/></text:span></text:span><text:span text:style-name="Source_20_Text"><text:span text:style-name="T24">showMyLocationButton: </text:span></text:span><text:span text:style-name="Source_20_Text"><text:span text:style-name="T27">true</text:span></text:span><text:span text:style-name="Source_20_Text"><text:span text:style-name="T24">,</text:span></text:span></text:p>
      <text:p text:style-name="P11"><text:span text:style-name="Source_20_Text"><text:span text:style-name="T25"><text:s text:c="6"/></text:span></text:span><text:span text:style-name="Source_20_Text"><text:span text:style-name="T24">title:_vehicleNumbers[</text:span></text:span><text:span text:style-name="Source_20_Text"><text:span text:style-name="T31">0</text:span></text:span><text:span text:style-name="Source_20_Text"><text:span text:style-name="T24">].toString(),</text:span></text:span></text:p>
      <text:p text:style-name="P11"><text:span text:style-name="Source_20_Text"><text:span text:style-name="T25"><text:s text:c="4"/></text:span></text:span><text:span text:style-name="Source_20_Text"><text:span text:style-name="T24">),</text:span></text:span></text:p>
      <text:p text:style-name="P11"><text:span text:style-name="Source_20_Text"><text:span text:style-name="T25"><text:s text:c="4"/></text:span></text:span><text:span text:style-name="Source_20_Text"><text:span text:style-name="T24">toolbarActions: [</text:span></text:span></text:p>
      <text:p text:style-name="P11"><text:span text:style-name="Source_20_Text"><text:span text:style-name="T25"><text:s text:c="6"/></text:span></text:span><text:span text:style-name="Source_20_Text"><text:span text:style-name="T29">ToolbarAction</text:span></text:span><text:span text:style-name="Source_20_Text"><text:span text:style-name="T24">(</text:span></text:span><text:span text:style-name="Source_20_Text"><text:span text:style-name="T31">'Close'</text:span></text:span><text:span text:style-name="Source_20_Text"><text:span text:style-name="T24">,</text:span></text:span><text:span text:style-name="Source_20_Text"><text:span text:style-name="T31">1</text:span></text:span><text:span text:style-name="Source_20_Text"><text:span text:style-name="T24">),</text:span></text:span></text:p>
      <text:p text:style-name="P11"><text:span text:style-name="Source_20_Text"><text:span text:style-name="T25"><text:s text:c="4"/></text:span></text:span><text:span text:style-name="Source_20_Text"><text:span text:style-name="T24">] <text:s text:c="2"/></text:span></text:span></text:p>
      <text:p text:style-name="P11"><text:span text:style-name="Source_20_Text"><text:span text:style-name="T25"><text:s text:c="2"/></text:span></text:span><text:span text:style-name="Source_20_Text"><text:span text:style-name="T24">);</text:span></text:span></text:p>
      <text:p text:style-name="P30"><text:soft-page-break/></text:p>
      <text:p text:style-name="P2"><text:span text:style-name="T44"><text:line-break/></text:span><text:span text:style-name="T45">te</text:span></text:p>
      <text:p text:style-name="P9"><text:span text:style-name="T18">You need to monitor the location of the user's device somehow. On the dart pub there is a nice location package...</text:span><text:a xlink:type="simple" xlink:href="https://pub.dartlang.org/packages/location" text:style-name="Internet_20_link" text:visited-style-name="Visited_20_Internet_20_Link"><text:span text:style-name="T32">Flutter Location Package</text:span></text:a><text:span text:style-name="T18"> </text:span></text:p>
      <text:p text:style-name="P9"><text:span text:style-name="T18">This provides a callback on location update. You then need to call the </text:span><text:span text:style-name="Source_20_Text"><text:span text:style-name="T19">setCameraPosition</text:span></text:span><text:span text:style-name="T18"> function on the mapView object to update the view:</text:span></text:p>
      <text:p text:style-name="P12"><text:span text:style-name="Source_20_Text"><text:span text:style-name="T26">var</text:span></text:span><text:span text:style-name="Source_20_Text"><text:span text:style-name="T22"> </text:span></text:span><text:span text:style-name="Source_20_Text"><text:span text:style-name="T21">location =</text:span></text:span><text:span text:style-name="Source_20_Text"><text:span text:style-name="T22"> </text:span></text:span><text:span text:style-name="Source_20_Text"><text:span text:style-name="T26">new</text:span></text:span><text:span text:style-name="Source_20_Text"><text:span text:style-name="T22"> </text:span></text:span><text:span text:style-name="Source_20_Text"><text:span text:style-name="T28">Location</text:span></text:span><text:span text:style-name="Source_20_Text"><text:span text:style-name="T21">();</text:span></text:span></text:p>
      <text:p text:style-name="P12"><text:span text:style-name="Source_20_Text"><text:span text:style-name="T21">location.onLocationChanged.listen((</text:span></text:span><text:span text:style-name="Source_20_Text"><text:span text:style-name="T28">Map</text:span></text:span><text:span text:style-name="Source_20_Text"><text:span text:style-name="T21">&lt;</text:span></text:span><text:span text:style-name="Source_20_Text"><text:span text:style-name="T28">String</text:span></text:span><text:span text:style-name="Source_20_Text"><text:span text:style-name="T21">,</text:span></text:span><text:span text:style-name="Source_20_Text"><text:span text:style-name="T28">double</text:span></text:span><text:span text:style-name="Source_20_Text"><text:span text:style-name="T21">&gt;</text:span></text:span><text:span text:style-name="Source_20_Text"><text:span text:style-name="T22"> </text:span></text:span><text:span text:style-name="Source_20_Text"><text:span text:style-name="T21">currentLocation)</text:span></text:span><text:span text:style-name="Source_20_Text"><text:span text:style-name="T22"> </text:span></text:span><text:span text:style-name="Source_20_Text"><text:span text:style-name="T21">{</text:span></text:span></text:p>
      <text:p text:style-name="P12"><text:span text:style-name="Source_20_Text"><text:span text:style-name="T23"><text:s/></text:span></text:span><text:span text:style-name="Source_20_Text"><text:span text:style-name="T26">var</text:span></text:span><text:span text:style-name="Source_20_Text"><text:span text:style-name="T22"> </text:span></text:span><text:span text:style-name="Source_20_Text"><text:span text:style-name="T21">latitude =</text:span></text:span><text:span text:style-name="Source_20_Text"><text:span text:style-name="T22"> </text:span></text:span><text:span text:style-name="Source_20_Text"><text:span text:style-name="T21">currentLocation[</text:span></text:span><text:span text:style-name="Source_20_Text"><text:span text:style-name="T30">"latitude"</text:span></text:span><text:span text:style-name="Source_20_Text"><text:span text:style-name="T21">];</text:span></text:span></text:p>
      <text:p text:style-name="P12"><text:span text:style-name="Source_20_Text"><text:span text:style-name="T23"><text:s/></text:span></text:span><text:span text:style-name="Source_20_Text"><text:span text:style-name="T26">var</text:span></text:span><text:span text:style-name="Source_20_Text"><text:span text:style-name="T22"> </text:span></text:span><text:span text:style-name="Source_20_Text"><text:span text:style-name="T21">longitude =</text:span></text:span><text:span text:style-name="Source_20_Text"><text:span text:style-name="T22"> </text:span></text:span><text:span text:style-name="Source_20_Text"><text:span text:style-name="T21">currentLocation[</text:span></text:span><text:span text:style-name="Source_20_Text"><text:span text:style-name="T30">"longitude"</text:span></text:span><text:span text:style-name="Source_20_Text"><text:span text:style-name="T21">];</text:span></text:span></text:p>
      <text:p text:style-name="P12"><text:span text:style-name="Source_20_Text"><text:span text:style-name="T23"><text:s/></text:span></text:span><text:span text:style-name="Source_20_Text"><text:span text:style-name="T21">mapView.setCameraPosition(</text:span></text:span><text:span text:style-name="Source_20_Text"><text:span text:style-name="T26">new</text:span></text:span><text:span text:style-name="Source_20_Text"><text:span text:style-name="T22"> </text:span></text:span><text:span text:style-name="Source_20_Text"><text:span text:style-name="T28">CameraPosition</text:span></text:span><text:span text:style-name="Source_20_Text"><text:span text:style-name="T21">(</text:span></text:span><text:span text:style-name="Source_20_Text"><text:span text:style-name="T26">new</text:span></text:span><text:span text:style-name="Source_20_Text"><text:span text:style-name="T22"> </text:span></text:span><text:span text:style-name="Source_20_Text"><text:span text:style-name="T28">Location</text:span></text:span><text:span text:style-name="Source_20_Text"><text:span text:style-name="T21">(lattitude,longitude),</text:span></text:span><text:span text:style-name="Source_20_Text"><text:span text:style-name="T22"> </text:span></text:span><text:span text:style-name="Source_20_Text"><text:span text:style-name="T30">17.0</text:span></text:span><text:span text:style-name="Source_20_Text"><text:span text:style-name="T21">));</text:span></text:span></text:p>
      <text:p text:style-name="P12"><text:span text:style-name="Source_20_Text"><text:span text:style-name="T21">});</text:span></text:span></text:p>
      <text:p text:style-name="P10">Hope </text:p>
      <text:p text:style-name="P30"/>
      <text:p text:style-name="P30">comentario</text:p>
      <text:p text:style-name="P3">Yeah but I will enter vehicle long and lat through a websocket value my question is how to implement in a map say for suppose Widget with map and marker which moves based on my lat and long values. I got your answer will give the user who is operating phone location but wat im saying is a user who wants to check his vehicle location which is somewhere else driving by somebody i will get lat and long through a device but how to implement them in a map with moving marker (based on values). U got my question??</text:p>
      <text:p text:style-name="P13"/>
      <text:p text:style-name="P3">from example before before listen</text:p>
      <text:p text:style-name="P13"/>
      <text:p text:style-name="P14">double _longitude;</text:p>
      <text:p text:style-name="P14">double _latitude;</text:p>
      <text:p text:style-name="P14"/>
      <text:p text:style-name="P14">in the listen instead of print</text:p>
      <text:p text:style-name="P14"/>
      <text:p text:style-name="P14">setState((){</text:p>
      <text:p text:style-name="P14">_longitude = _position.longitude;</text:p>
      <text:p text:style-name="P14">_latitude = _position.latitude;</text:p>
      <text:p text:style-name="P14">})</text:p>
      <text:p text:style-name="P14"/>
      <text:p text:style-name="P14">next</text:p>
      <text:p text:style-name="P14"/>
      <text:p text:style-name="P14">widget build{</text:p>
      <text:p text:style-name="P14">return somewidgetmap(</text:p>
      <text:p text:style-name="P14"><text:soft-page-break/>marker: icon.middle_finger,</text:p>
      <text:p text:style-name="P14">lng: _longitude,</text:p>
      <text:p text:style-name="P14">lat: _latitude</text:p>
      <text:p text:style-name="P14">)</text:p>
      <text:p text:style-name="P27">}</text:p>
      <text:p text:style-name="P30"/>
      <text:p text:style-name="P3"/>
      <text:p text:style-name="P3">Del correo</text:p>
      <text:p text:style-name="P3">I found the existing implementation rather lacking and have created a more complete one here:</text:p>
      <text:p text:style-name="P15"><text:a xlink:type="simple" xlink:href="https://github.com/Soundbytes/plugins/blob/LatLngBorders/packages/google_maps_flutter/lib/src/location.dart" office:target-frame-name="_blank" xlink:show="new" text:style-name="Internet_20_link" text:visited-style-name="Visited_20_Internet_20_Link"><text:span text:style-name="T15">https://github.com/Soundbytes/plugins/blob/LatLngBorders/packages/google_maps_flutter/lib/src/location.dart</text:span></text:a></text:p>
      <text:p text:style-name="P15"><text:span text:style-name="T14">It is based on js code that I shamelessly lifted from the google maps javascript api (</text:span><text:a xlink:type="simple" xlink:href="https://maps.googleapis.com/maps/api/js" office:target-frame-name="_blank" xlink:show="new" text:style-name="Internet_20_link" text:visited-style-name="Visited_20_Internet_20_Link"><text:span text:style-name="T15">https://maps.googleapis.com/maps/api/js</text:span></text:a><text:span text:style-name="T14">)</text:span></text:p>
      <text:p text:style-name="P34"/>
      <text:p text:style-name="P30"/>
      <text:p text:style-name="P30"/>
      <text:p text:style-name="P30">Andreas Sumerauer a través de googlegroups.com </text:p>
      <text:p text:style-name="P30">mié., 14 nov. 06:29 (Hace 1 día.)</text:p>
      <text:p text:style-name="P30">para Flutter</text:p>
      <text:p text:style-name="P30"/>
      <text:p text:style-name="P30">The answer to your question is in the example app.</text:p>
      <text:p text:style-name="P30">Build it, then go to the User Interface screen and look up the second line below the map display. It shows the coordinates. </text:p>
      <text:p text:style-name="P30">The code that does it can be found in </text:p>
      <text:p text:style-name="P30">google_maps_flutter/example/lib/map_ui.dart/</text:p>
      <text:p text:style-name="P30">You can use that as a starting point for your own experiments.</text:p>
      <text:p text:style-name="P30"/>
      <text:p text:style-name="P30"/>
      <text:p text:style-name="P30">I use this plugin for my project,</text:p>
      <text:p text:style-name="P30">just want to ask,</text:p>
      <text:p text:style-name="P30">how to get current GoogleMap coordinates?</text:p>
      <text:p text:style-name="P30"/>
      <text:p text:style-name="P30">I Want to select location by move the map, but the marker is stay on the center.</text:p>
      <text:p text:style-name="P30"/>
      <text:p text:style-name="P30">Google Maps Flutter</text:p>
      <text:p text:style-name="P34"><text:a xlink:type="simple" xlink:href="https://github.com/flutter/plugins/tree/master/packages/google_maps_flutter" text:style-name="Internet_20_link" text:visited-style-name="Visited_20_Internet_20_Link">https://github.com/flutter/plugins/tree/master/packages/google_maps_flutter</text:a></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165003041" text:continue-numbering="true" text:style-name="Outline">
                    <text:list-item>
                      <text:list>
                        <text:list-item>
                          <text:list>
                            <text:list-item>
                              <text:h text:style-name="P46" text:outline-level="3"><text:span text:style-name="T46">Dharani tharan</text:span> <text:span text:style-name="T47">&lt;pdharanipalani@gmail.com&gt;</text:span></text:h>
                            </text:list-item>
                          </text:list>
                        </text:list-item>
                      </text:list>
                    </text:list-item>
                  </text:list>
                </table:table-cell>
              </table:table-row>
            </table:table>
            <text:p text:style-name="P23"/>
          </table:table-cell>
          <table:table-cell table:style-name="Tabla1.B1" office:value-type="string">
            <text:p text:style-name="P16"><text:bookmark text:name=":mq"/>26 nov. 2018 03:16 (Hace 1 día.)</text:p>
          </table:table-cell>
          <table:table-cell table:style-name="Tabla1.B1" office:value-type="string">
            <text:p text:style-name="P23"/>
          </table:table-cell>
          <table:table-cell table:style-name="Tabla1.B1" table:number-rows-spanned="2" office:value-type="string">
            <text:p text:style-name="P38"><draw:frame draw:style-name="fr1" draw:name="Imagen1" text:anchor-type="as-char" svg:width="0.529cm" svg:height="0.529cm" draw:z-index="0"><draw:image xlink:href="Pictures/100002000000000100000001A4EB736A.gif" xlink:type="simple" xlink:show="embed" xlink:actuate="onLoad"/></draw:frame></text:p>
            <text:section text:style-name="Sect1" text:name=":n1">
              <text:p text:style-name="P17"><draw:frame draw:style-name="fr1" draw:name="Imagen2" text:anchor-type="as-char" svg:width="0.529cm" svg:height="0.529cm" draw:z-index="0"><draw:image xlink:href="Pictures/100002000000000100000001A4EB736A.gif" xlink:type="simple" xlink:show="embed" xlink:actuate="onLoad"/></draw:frame></text:p>
              <table:table table:name="Tabla3" table:style-name="Tabla3">
                <table:table-column table:style-name="Tabla3.A"/>
                <table:table-row>
                  <table:table-cell table:style-name="Tabla3.A1" office:value-type="string">
                    <text:p text:style-name="P18">para Flutter</text:p>
                    <text:p text:style-name="P39"><draw:frame draw:style-name="fr1" draw:name="Imagen3" text:anchor-type="as-char" svg:width="0.529cm" svg:height="0.529cm" draw:z-index="0"><draw:image xlink:href="Pictures/100002000000000100000001A4EB736A.gif" xlink:type="simple" xlink:show="embed" xlink:actuate="onLoad"/></draw:frame><text:bookmark text:name=":n0"/></text:p>
                  </table:table-cell>
                </table:table-row>
              </table:table>
              <text:p text:style-name="Table_20_Contents"/>
            </text:section>
          </table:table-cell>
        </table:table-row>
        <text:soft-page-break/>
        <table:table-row>
          <table:table-cell table:style-name="Tabla1.B1" table:number-columns-spanned="3" office:value-type="string">
            <text:p text:style-name="P37"/>
          </table:table-cell>
          <table:covered-table-cell/>
          <table:covered-table-cell/>
          <table:covered-table-cell/>
        </table:table-row>
      </table:table>
      <text:section text:style-name="Sect2" text:name=":mm">
        <text:p text:style-name="P21"/>
      </text:section>
      <text:section text:style-name="Sect2" text:name=":mz">
        <text:p text:style-name="Text_20_body"/>
      </text:section>
      <text:section text:style-name="Sect2" text:name=":mo">
        <text:p text:style-name="P22"/>
        <text:section text:style-name="Sect2" text:name=":mn">
          <text:p text:style-name="P35">i prefer to use maps_view plugin..others are not working properly.<text:line-break/><text:line-break/>On Tuesday, November 20, 2018 at 10:25:40 PM UTC+5:30, filippos ser wrote:</text:p>
          <text:p text:style-name="P19"><text:span text:style-name="T20">I use the package </text:span><text:span text:style-name="Source_20_Text"><text:span text:style-name="T19">google_maps_flutter</text:span></text:span><text:span text:style-name="T20"> to use Google maps in my app. My problem is how to set a listener, show when I press in the map to get the coordination of this place. I don't find anything in the documentation. The only thing which I find is with controllerMap, which I use to set marker listener, is that it has a method, </text:span><text:span text:style-name="Source_20_Text"><text:span text:style-name="T19">.addListener(listener)</text:span></text:span></text:p>
          <text:p text:style-name="P28">Any idea?</text:p>
        </text:section>
      </text:section>
      <text:p text:style-name="P30"/>
      <text:p text:style-name="P30"/>
      <text:p text:style-name="P30"/>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1839738157" text:continue-numbering="true" text:style-name="Outline">
                    <text:list-item>
                      <text:list>
                        <text:list-item>
                          <text:list>
                            <text:list-item>
                              <text:h text:style-name="P47" text:outline-level="3">Rick Spencer</text:h>
                            </text:list-item>
                          </text:list>
                        </text:list-item>
                      </text:list>
                    </text:list-item>
                  </text:list>
                </table:table-cell>
              </table:table-row>
            </table:table>
            <text:p text:style-name="P23"/>
          </table:table-cell>
          <table:table-cell table:style-name="Tabla4.B1" office:value-type="string">
            <text:p text:style-name="P16"><text:bookmark text:name=":ne"/>22:21 (Hace 19 minutos.)</text:p>
          </table:table-cell>
          <table:table-cell table:style-name="Tabla4.B1" office:value-type="string">
            <text:p text:style-name="P23"/>
          </table:table-cell>
          <table:table-cell table:style-name="Tabla4.B1" table:number-rows-spanned="2" office:value-type="string">
            <text:p text:style-name="P38"><draw:frame draw:style-name="fr1" draw:name="Imagen4" text:anchor-type="as-char" svg:width="0.529cm" svg:height="0.529cm" draw:z-index="0"><draw:image xlink:href="Pictures/100002000000000100000001A4EB736A.gif" xlink:type="simple" xlink:show="embed" xlink:actuate="onLoad"/></draw:frame></text:p>
            <text:section text:style-name="Sect1" text:name=":np">
              <text:p text:style-name="P17"><draw:frame draw:style-name="fr1" draw:name="Imagen5" text:anchor-type="as-char" svg:width="0.529cm" svg:height="0.529cm" draw:z-index="0"><draw:image xlink:href="Pictures/100002000000000100000001A4EB736A.gif" xlink:type="simple" xlink:show="embed" xlink:actuate="onLoad"/></draw:frame></text:p>
              <table:table table:name="Tabla6" table:style-name="Tabla6">
                <table:table-column table:style-name="Tabla6.A"/>
                <table:table-row>
                  <table:table-cell table:style-name="Tabla6.A1" office:value-type="string">
                    <text:p text:style-name="P18">para hoek, Flutter</text:p>
                    <text:p text:style-name="P39"><draw:frame draw:style-name="fr1" draw:name="Imagen6" text:anchor-type="as-char" svg:width="0.529cm" svg:height="0.529cm" draw:z-index="0"><draw:image xlink:href="Pictures/100002000000000100000001A4EB736A.gif" xlink:type="simple" xlink:show="embed" xlink:actuate="onLoad"/></draw:frame><text:bookmark text:name=":no"/></text:p>
                  </table:table-cell>
                </table:table-row>
              </table:table>
              <text:p text:style-name="Table_20_Contents"/>
            </text:section>
          </table:table-cell>
        </table:table-row>
        <table:table-row>
          <table:table-cell table:style-name="Tabla4.B1" table:number-columns-spanned="3" office:value-type="string">
            <text:p text:style-name="P37"/>
          </table:table-cell>
          <table:covered-table-cell/>
          <table:covered-table-cell/>
          <table:covered-table-cell/>
        </table:table-row>
      </table:table>
      <text:section text:style-name="Sect2" text:name=":na">
        <text:p text:style-name="P21"/>
      </text:section>
      <text:section text:style-name="Sect2" text:name=":nn">
        <text:p text:style-name="Text_20_body"/>
      </text:section>
      <text:section text:style-name="Sect2" text:name=":nc">
        <text:p text:style-name="P22"/>
        <text:section text:style-name="Sect2" text:name=":nb">
          <text:p text:style-name="P36">I'm . not sure what you are trying to do with your code, but based on<text:line-break/>the name of the plugin that you are trying to use, perhaps something<text:line-break/>here is helpful:<text:line-break/><text:line-break/>1. I use a plugin called "location"<text:line-break/>(<text:a xlink:type="simple" xlink:href="https://pub.dartlang.org/packages/location" office:target-frame-name="_blank" xlink:show="new" text:style-name="Internet_20_link" text:visited-style-name="Visited_20_Internet_20_Link"><text:span text:style-name="T48">https://pub.dartlang.org/packages/location</text:span></text:a>) and it works well for me.<text:line-break/>2. If you want to see some code, you can see where I use it here:<text:line-break/><text:a xlink:type="simple" xlink:href="https://github.com/rapido-mobile/rapido-flutter/blob/master/lib/src/map_point_form_field.dart" office:target-frame-name="_blank" xlink:show="new" text:style-name="Internet_20_link" text:visited-style-name="Visited_20_Internet_20_Link"><text:span text:style-name="T48">https://github.com/rapido-mobile/rapido-</text:span></text:a><text:soft-page-break/><text:a xlink:type="simple" xlink:href="https://github.com/rapido-mobile/rapido-flutter/blob/master/lib/src/map_point_form_field.dart" office:target-frame-name="_blank" xlink:show="new" text:style-name="Internet_20_link" text:visited-style-name="Visited_20_Internet_20_Link"><text:span text:style-name="T48">flutter/blob/master/lib/src/map_point_form_field.dart</text:span></text:a><text:line-break/>3. I am developing a library meant to simplify some common tasks,<text:line-break/>perhaps it will help:<text:line-break/><text:a xlink:type="simple" xlink:href="https://rapido-mobile.github.io/tutorials/flutter_maps_and_location.html" office:target-frame-name="_blank" xlink:show="new" text:style-name="Internet_20_link" text:visited-style-name="Visited_20_Internet_20_Link"><text:span text:style-name="T48">https://rapido-mobile.github.io/tutorials/flutter_maps_and_location.html</text:span></text:a><text:line-break/>.<text:line-break/><text:line-break/>HTH<text:line-break/><text:line-break/>Cheers, Rick<text:line-break/><text:line-break/>On Tue, Dec 18, 2018 at 7:37 PM hoek &lt;<text:a xlink:type="simple" xlink:href="mailto:lonoami@gmail.com" office:target-frame-name="_blank" xlink:show="new" text:style-name="Internet_20_link" text:visited-style-name="Visited_20_Internet_20_Link"><text:span text:style-name="T48">lonoami@gmail.com</text:span></text:a>&gt; wrote:<text:line-break/>&gt;<text:line-break/>&gt; Hi,<text:line-break/>&gt; anyone know how to fix geolocator build?<text:line-break/>&gt; Any help appreciated.<text:line-break/>&gt; (File gradlew does not look like much fun to edit.)<text:line-break/>&gt;<text:line-break/>&gt; Or are there other geolocation plugins?<text:line-break/>&gt;<text:line-break/>&gt;</text:p>
        </text:section>
      </text:section>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Roboto" svg:font-family="Roboto, RobotoDraft, Helvetica, Arial,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 de </text:span><text:page-count style:num-format="1">7</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6</meta:editing-cycles>
    <meta:creation-date>2018-08-28T11:03:27.603000000</meta:creation-date>
    <meta:editing-duration>PT10H11M8S</meta:editing-duration>
    <meta:generator>OpenOffice/4.1.6$Unix OpenOffice.org_project/416m1$Build-9790</meta:generator>
    <dc:date>2019-03-26T11:56:55</dc:date>
    <dc:creator>Máximo Meza</dc:creator>
    <meta:document-statistic meta:table-count="6" meta:image-count="6" meta:object-count="0" meta:page-count="7" meta:paragraph-count="116" meta:word-count="1080" meta:character-count="7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